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73" calcext:value-type="float">
            <text:p><text:s text:c="3"/>147,373</text:p>
          </table:table-cell>
          <table:table-cell table:style-name="ce35" office:value-type="float" office:value="8561383" calcext:value-type="float">
            <text:p><text:s text:c="3"/>8,561,383</text:p>
          </table:table-cell>
          <table:table-cell table:style-name="ce35" office:value-type="float" office:value="23539816" calcext:value-type="float">
            <text:p><text:s text:c="3"/>23,539,816</text:p>
          </table:table-cell>
          <table:table-cell table:style-name="ce35" office:value-type="float" office:value="11719270" calcext:value-type="float">
            <text:p><text:s text:c="3"/>11,719,270</text:p>
          </table:table-cell>
          <table:table-cell table:style-name="ce35" office:value-type="float" office:value="11820546" calcext:value-type="float">
            <text:p><text:s text:c="3"/>11,820,546</text:p>
          </table:table-cell>
          <table:table-cell table:style-name="ce56" office:value-type="float" office:value="99.14" calcext:value-type="float">
            <text:p>99.14</text:p>
          </table:table-cell>
          <table:table-cell table:style-name="ce56" office:value-type="float" office:value="650.32" calcext:value-type="float">
            <text:p>650.32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9" calcext:value-type="float">
            <text:p><text:s text:c="3"/>147,389</text:p>
          </table:table-cell>
          <table:table-cell table:style-name="ce35" office:value-type="float" office:value="8565588" calcext:value-type="float">
            <text:p><text:s text:c="3"/>8,565,588</text:p>
          </table:table-cell>
          <table:table-cell table:style-name="ce35" office:value-type="float" office:value="23543346" calcext:value-type="float">
            <text:p><text:s text:c="3"/>23,543,346</text:p>
          </table:table-cell>
          <table:table-cell table:style-name="ce35" office:value-type="float" office:value="11719646" calcext:value-type="float">
            <text:p><text:s text:c="3"/>11,719,646</text:p>
          </table:table-cell>
          <table:table-cell table:style-name="ce35" office:value-type="float" office:value="11823700" calcext:value-type="float">
            <text:p><text:s text:c="3"/>11,823,700</text:p>
          </table:table-cell>
          <table:table-cell table:style-name="ce56" office:value-type="float" office:value="99.12" calcext:value-type="float">
            <text:p>99.12</text:p>
          </table:table-cell>
          <table:table-cell table:style-name="ce56" office:value-type="float" office:value="650.42" calcext:value-type="float">
            <text:p>650.42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8" calcext:value-type="float">
            <text:p><text:s text:c="3"/>147,388</text:p>
          </table:table-cell>
          <table:table-cell table:style-name="ce35" office:value-type="float" office:value="8571052" calcext:value-type="float">
            <text:p><text:s text:c="3"/>8,571,052</text:p>
          </table:table-cell>
          <table:table-cell table:style-name="ce35" office:value-type="float" office:value="23544189" calcext:value-type="float">
            <text:p><text:s text:c="3"/>23,544,189</text:p>
          </table:table-cell>
          <table:table-cell table:style-name="ce35" office:value-type="float" office:value="11718795" calcext:value-type="float">
            <text:p><text:s text:c="3"/>11,718,795</text:p>
          </table:table-cell>
          <table:table-cell table:style-name="ce35" office:value-type="float" office:value="11825394" calcext:value-type="float">
            <text:p><text:s text:c="3"/>11,825,394</text:p>
          </table:table-cell>
          <table:table-cell table:style-name="ce56" office:value-type="float" office:value="99.1" calcext:value-type="float">
            <text:p>99.10</text:p>
          </table:table-cell>
          <table:table-cell table:style-name="ce56" office:value-type="float" office:value="650.44" calcext:value-type="float">
            <text:p>650.44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35" calcext:value-type="float">
            <text:p><text:s text:c="3"/>147,435</text:p>
          </table:table-cell>
          <table:table-cell table:style-name="ce35" office:value-type="float" office:value="8578609" calcext:value-type="float">
            <text:p><text:s text:c="3"/>8,578,609</text:p>
          </table:table-cell>
          <table:table-cell table:style-name="ce35" office:value-type="float" office:value="23545680" calcext:value-type="float">
            <text:p><text:s text:c="3"/>23,545,680</text:p>
          </table:table-cell>
          <table:table-cell table:style-name="ce35" office:value-type="float" office:value="11718068" calcext:value-type="float">
            <text:p><text:s text:c="3"/>11,718,068</text:p>
          </table:table-cell>
          <table:table-cell table:style-name="ce35" office:value-type="float" office:value="11827612" calcext:value-type="float">
            <text:p><text:s text:c="3"/>11,827,612</text:p>
          </table:table-cell>
          <table:table-cell table:style-name="ce56" office:value-type="float" office:value="99.07" calcext:value-type="float">
            <text:p>99.07</text:p>
          </table:table-cell>
          <table:table-cell table:style-name="ce56" office:value-type="float" office:value="650.49" calcext:value-type="float">
            <text:p>650.49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3" calcext:value-type="float">
            <text:p><text:s text:c="3"/>147,443</text:p>
          </table:table-cell>
          <table:table-cell table:style-name="ce35" office:value-type="float" office:value="8584702" calcext:value-type="float">
            <text:p><text:s text:c="3"/>8,584,702</text:p>
          </table:table-cell>
          <table:table-cell table:style-name="ce35" office:value-type="float" office:value="23547448" calcext:value-type="float">
            <text:p><text:s text:c="3"/>23,547,448</text:p>
          </table:table-cell>
          <table:table-cell table:style-name="ce35" office:value-type="float" office:value="11717633" calcext:value-type="float">
            <text:p><text:s text:c="3"/>11,717,633</text:p>
          </table:table-cell>
          <table:table-cell table:style-name="ce35" office:value-type="float" office:value="11829815" calcext:value-type="float">
            <text:p><text:s text:c="3"/>11,829,815</text:p>
          </table:table-cell>
          <table:table-cell table:style-name="ce56" office:value-type="float" office:value="99.05" calcext:value-type="float">
            <text:p>99.05</text:p>
          </table:table-cell>
          <table:table-cell table:style-name="ce56" office:value-type="float" office:value="650.53" calcext:value-type="float">
            <text:p>650.53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0" calcext:value-type="float">
            <text:p><text:s text:c="3"/>147,440</text:p>
          </table:table-cell>
          <table:table-cell table:style-name="ce35" office:value-type="float" office:value="8593794" calcext:value-type="float">
            <text:p><text:s text:c="3"/>8,593,794</text:p>
          </table:table-cell>
          <table:table-cell table:style-name="ce35" office:value-type="float" office:value="23550077" calcext:value-type="float">
            <text:p><text:s text:c="3"/>23,550,077</text:p>
          </table:table-cell>
          <table:table-cell table:style-name="ce35" office:value-type="float" office:value="11717683" calcext:value-type="float">
            <text:p><text:s text:c="3"/>11,717,683</text:p>
          </table:table-cell>
          <table:table-cell table:style-name="ce35" office:value-type="float" office:value="11832394" calcext:value-type="float">
            <text:p><text:s text:c="3"/>11,832,394</text:p>
          </table:table-cell>
          <table:table-cell table:style-name="ce56" office:value-type="float" office:value="99.03" calcext:value-type="float">
            <text:p>99.03</text:p>
          </table:table-cell>
          <table:table-cell table:style-name="ce56" office:value-type="float" office:value="650.61" calcext:value-type="float">
            <text:p>650.61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7]-[.B24])/[.B24]*100);0;([.B37]-[.B24])/[.B24]*100)" office:value-type="float" office:value="0" calcext:value-type="float">
            <text:p>－</text:p>
          </table:table-cell>
          <table:table-cell table:style-name="ce22" table:formula="of:=IF(ISERROR(([.C37]-[.C24])/[.C24]*100);0;([.C37]-[.C24])/[.C24]*100)" office:value-type="float" office:value="0" calcext:value-type="float">
            <text:p>－</text:p>
          </table:table-cell>
          <table:table-cell table:style-name="ce22" table:formula="of:=IF(ISERROR(([.D37]-[.D24])/[.D24]*100);0;([.D37]-[.D24])/[.D24]*100)" office:value-type="float" office:value="0" calcext:value-type="float">
            <text:p>－</text:p>
          </table:table-cell>
          <table:table-cell table:style-name="ce40" table:formula="of:=IF(ISERROR(([.E37]-[.E24])/[.E24]*100);0;([.E37]-[.E24])/[.E24]*100)" office:value-type="float" office:value="0.099746900721299" calcext:value-type="float">
            <text:p>0.10</text:p>
          </table:table-cell>
          <table:table-cell table:style-name="ce22" table:formula="of:=IF(ISERROR(([.F37]-[.F24])/[.F24]*100);0;([.F37]-[.F24])/[.F24]*100)" office:value-type="float" office:value="1.02339773842614" calcext:value-type="float">
            <text:p>1.02</text:p>
          </table:table-cell>
          <table:table-cell table:style-name="ce22" table:formula="of:=IF(ISERROR(([.G37]-[.G24])/[.G24]*100);0;([.G37]-[.G24])/[.G24]*100)" office:value-type="float" office:value="0.133437746497254" calcext:value-type="float">
            <text:p>0.13</text:p>
          </table:table-cell>
          <table:table-cell table:style-name="ce22" table:formula="of:=IF(ISERROR(([.H37]-[.H24])/[.H24]*100);0;([.H37]-[.H24])/[.H24]*100)" office:value-type="float" office:value="0.00264521595628397" calcext:value-type="float">
            <text:p>0.00</text:p>
          </table:table-cell>
          <table:table-cell table:style-name="ce22" table:formula="of:=IF(ISERROR(([.I37]-[.I24])/[.I24]*100);0;([.I37]-[.I24])/[.I24]*100)" office:value-type="float" office:value="0.263109673614061" calcext:value-type="float">
            <text:p>0.26</text:p>
          </table:table-cell>
          <table:table-cell table:style-name="ce40" table:formula="of:=IF(ISERROR(([.J37]-[.J24])/[.J24]*100);0;([.J37]-[.J24])/[.J24]*100)" office:value-type="float" office:value="-0.252168650393383" calcext:value-type="float">
            <text:p>－ <text:s text:c="2"/>0.25</text:p>
          </table:table-cell>
          <table:table-cell table:style-name="ce22" table:formula="of:=IF(ISERROR(([.K37]-[.K24])/[.K24]*100);0;([.K37]-[.K24])/[.K24]*100)" office:value-type="float" office:value="0.13378029277894" calcext:value-type="float">
            <text:p>0.13</text:p>
          </table:table-cell>
          <table:table-cell table:style-name="ce72" table:formula="of:=IF(ISERROR(([.L37]-[.L24])/[.L24]*100);0;([.L37]-[.L24])/[.L24]*100)" office:value-type="float" office:value="-0.727272727272728" calcext:value-type="float">
            <text:p>－ <text:s text:c="2"/>0.73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7]-[.B36])/[.B36]*100);0;([.B37]-[.B36])/[.B36]*100)" office:value-type="float" office:value="0" calcext:value-type="float">
            <text:p>－</text:p>
          </table:table-cell>
          <table:table-cell table:style-name="ce23" table:formula="of:=IF(ISERROR(([.C37]-[.C36])/[.C36]*100);0;([.C37]-[.C36])/[.C36]*100)" office:value-type="float" office:value="0" calcext:value-type="float">
            <text:p>－</text:p>
          </table:table-cell>
          <table:table-cell table:style-name="ce23" table:formula="of:=IF(ISERROR(([.D37]-[.D36])/[.D36]*100);0;([.D37]-[.D36])/[.D36]*100)" office:value-type="float" office:value="0" calcext:value-type="float">
            <text:p>－</text:p>
          </table:table-cell>
          <table:table-cell table:style-name="ce41" table:formula="of:=IF(ISERROR(([.E37]-[.E36])/[.E36]*100);0;([.E37]-[.E36])/[.E36]*100)" office:value-type="float" office:value="0.00745717210475293" calcext:value-type="float">
            <text:p>0.01</text:p>
          </table:table-cell>
          <table:table-cell table:style-name="ce23" table:formula="of:=IF(ISERROR(([.F37]-[.F36])/[.F36]*100);0;([.F37]-[.F36])/[.F36]*100)" office:value-type="float" office:value="0.0599272081093776" calcext:value-type="float">
            <text:p>0.06</text:p>
          </table:table-cell>
          <table:table-cell table:style-name="ce46" table:formula="of:=IF(ISERROR(([.G37]-[.G36])/[.G36]*100);0;([.G37]-[.G36])/[.G36]*100)" office:value-type="float" office:value="0.0185599664070549" calcext:value-type="float">
            <text:p>0.02</text:p>
          </table:table-cell>
          <table:table-cell table:style-name="ce48" table:formula="of:=IF(ISERROR(([.H37]-[.H36])/[.H36]*100);0;([.H37]-[.H36])/[.H36]*100)" office:value-type="float" office:value="0.00900283952118547" calcext:value-type="float">
            <text:p>0.01</text:p>
          </table:table-cell>
          <table:table-cell table:style-name="ce23" table:formula="of:=IF(ISERROR(([.I37]-[.I36])/[.I36]*100);0;([.I37]-[.I36])/[.I36]*100)" office:value-type="float" office:value="0.0280123912842386" calcext:value-type="float">
            <text:p>0.03</text:p>
          </table:table-cell>
          <table:table-cell table:style-name="ce57" table:formula="of:=IF(ISERROR(([.J37]-[.J36])/[.J36]*100);0;([.J37]-[.J36])/[.J36]*100)" office:value-type="float" office:value="-0.0101112234580436" calcext:value-type="float">
            <text:p>－ <text:s text:c="2"/>0.01</text:p>
          </table:table-cell>
          <table:table-cell table:style-name="ce23" table:formula="of:=IF(ISERROR(([.K37]-[.K36])/[.K36]*100);0;([.K37]-[.K36])/[.K36]*100)" office:value-type="float" office:value="0.0184311978742692" calcext:value-type="float">
            <text:p>0.02</text:p>
          </table:table-cell>
          <table:table-cell table:style-name="ce73" table:formula="of:=IF(ISERROR(([.L37]-[.L36])/[.L36]*100);0;([.L37]-[.L36])/[.L36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1月3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6 年 12 月 底" calcext:value-type="string">
            <text:p><text:s text:c="5"/>中 華 民 國 106 年 12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34" calcext:value-type="float">
            <text:p><text:s text:c="3"/>22,134</text:p>
          </table:table-cell>
          <table:table-cell table:style-name="ce34" office:value-type="float" office:value="1543098" calcext:value-type="float">
            <text:p><text:s text:c="3"/>1,543,098</text:p>
          </table:table-cell>
          <table:table-cell table:style-name="ce34" office:value-type="float" office:value="3986689" calcext:value-type="float">
            <text:p><text:s text:c="3"/>3,986,689</text:p>
          </table:table-cell>
          <table:table-cell table:style-name="ce34" office:value-type="float" office:value="1953397" calcext:value-type="float">
            <text:p><text:s text:c="3"/>1,953,397</text:p>
          </table:table-cell>
          <table:table-cell table:style-name="ce34" office:value-type="float" office:value="2033292" calcext:value-type="float">
            <text:p><text:s text:c="3"/>2,033,292</text:p>
          </table:table-cell>
          <table:table-cell table:style-name="ce55" office:value-type="float" office:value="96.07" calcext:value-type="float">
            <text:p>96.07</text:p>
          </table:table-cell>
          <table:table-cell table:style-name="ce55" office:value-type="float" office:value="1942.29" calcext:value-type="float">
            <text:p>1,942.29</text:p>
          </table:table-cell>
          <table:table-cell table:style-name="ce70" office:value-type="float" office:value="2.58" calcext:value-type="float">
            <text:p>2.58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59" calcext:value-type="float">
            <text:p><text:s text:c="3"/>9,559</text:p>
          </table:table-cell>
          <table:table-cell table:style-name="ce34" office:value-type="float" office:value="1050755" calcext:value-type="float">
            <text:p><text:s text:c="3"/>1,050,755</text:p>
          </table:table-cell>
          <table:table-cell table:style-name="ce34" office:value-type="float" office:value="2683257" calcext:value-type="float">
            <text:p><text:s text:c="3"/>2,683,257</text:p>
          </table:table-cell>
          <table:table-cell table:style-name="ce34" office:value-type="float" office:value="1281917" calcext:value-type="float">
            <text:p><text:s text:c="3"/>1,281,917</text:p>
          </table:table-cell>
          <table:table-cell table:style-name="ce34" office:value-type="float" office:value="1401340" calcext:value-type="float">
            <text:p><text:s text:c="3"/>1,401,340</text:p>
          </table:table-cell>
          <table:table-cell table:style-name="ce55" office:value-type="float" office:value="91.48" calcext:value-type="float">
            <text:p>91.48</text:p>
          </table:table-cell>
          <table:table-cell table:style-name="ce55" office:value-type="float" office:value="9872.19" calcext:value-type="float">
            <text:p>9,872.19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95" calcext:value-type="float">
            <text:p><text:s text:c="3"/>495</text:p>
          </table:table-cell>
          <table:table-cell table:style-name="ce34" office:value-type="float" office:value="11724" calcext:value-type="float">
            <text:p><text:s text:c="3"/>11,724</text:p>
          </table:table-cell>
          <table:table-cell table:style-name="ce34" office:value-type="float" office:value="790376" calcext:value-type="float">
            <text:p><text:s text:c="3"/>790,376</text:p>
          </table:table-cell>
          <table:table-cell table:style-name="ce34" office:value-type="float" office:value="2188017" calcext:value-type="float">
            <text:p><text:s text:c="3"/>2,188,017</text:p>
          </table:table-cell>
          <table:table-cell table:style-name="ce34" office:value-type="float" office:value="1089619" calcext:value-type="float">
            <text:p><text:s text:c="3"/>1,089,619</text:p>
          </table:table-cell>
          <table:table-cell table:style-name="ce34" office:value-type="float" office:value="1098398" calcext:value-type="float">
            <text:p><text:s text:c="3"/>1,098,398</text:p>
          </table:table-cell>
          <table:table-cell table:style-name="ce55" office:value-type="float" office:value="99.2" calcext:value-type="float">
            <text:p>99.20</text:p>
          </table:table-cell>
          <table:table-cell table:style-name="ce55" office:value-type="float" office:value="1792.06" calcext:value-type="float">
            <text:p>1,792.06</text:p>
          </table:table-cell>
          <table:table-cell table:style-name="ce70" office:value-type="float" office:value="2.77" calcext:value-type="float">
            <text:p>2.77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59023" calcext:value-type="float">
            <text:p><text:s text:c="3"/>959,023</text:p>
          </table:table-cell>
          <table:table-cell table:style-name="ce34" office:value-type="float" office:value="2787070" calcext:value-type="float">
            <text:p><text:s text:c="3"/>2,787,070</text:p>
          </table:table-cell>
          <table:table-cell table:style-name="ce34" office:value-type="float" office:value="1374085" calcext:value-type="float">
            <text:p><text:s text:c="3"/>1,374,085</text:p>
          </table:table-cell>
          <table:table-cell table:style-name="ce34" office:value-type="float" office:value="1412985" calcext:value-type="float">
            <text:p><text:s text:c="3"/>1,412,985</text:p>
          </table:table-cell>
          <table:table-cell table:style-name="ce55" office:value-type="float" office:value="97.25" calcext:value-type="float">
            <text:p>97.25</text:p>
          </table:table-cell>
          <table:table-cell table:style-name="ce55" office:value-type="float" office:value="1258.33" calcext:value-type="float">
            <text:p>1,258.33</text:p>
          </table:table-cell>
          <table:table-cell table:style-name="ce70" office:value-type="float" office:value="2.91" calcext:value-type="float">
            <text:p>2.9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52" calcext:value-type="float">
            <text:p><text:s text:c="3"/>752</text:p>
          </table:table-cell>
          <table:table-cell table:style-name="ce34" office:value-type="float" office:value="14626" calcext:value-type="float">
            <text:p><text:s text:c="3"/>14,626</text:p>
          </table:table-cell>
          <table:table-cell table:style-name="ce34" office:value-type="float" office:value="683814" calcext:value-type="float">
            <text:p><text:s text:c="3"/>683,814</text:p>
          </table:table-cell>
          <table:table-cell table:style-name="ce34" office:value-type="float" office:value="1886522" calcext:value-type="float">
            <text:p><text:s text:c="3"/>1,886,522</text:p>
          </table:table-cell>
          <table:table-cell table:style-name="ce34" office:value-type="float" office:value="942278" calcext:value-type="float">
            <text:p><text:s text:c="3"/>942,278</text:p>
          </table:table-cell>
          <table:table-cell table:style-name="ce34" office:value-type="float" office:value="944244" calcext:value-type="float">
            <text:p><text:s text:c="3"/>944,244</text:p>
          </table:table-cell>
          <table:table-cell table:style-name="ce55" office:value-type="float" office:value="99.79" calcext:value-type="float">
            <text:p>99.79</text:p>
          </table:table-cell>
          <table:table-cell table:style-name="ce55" office:value-type="float" office:value="860.78" calcext:value-type="float">
            <text:p>860.78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2219" calcext:value-type="float">
            <text:p><text:s text:c="3"/>1,092,219</text:p>
          </table:table-cell>
          <table:table-cell table:style-name="ce34" office:value-type="float" office:value="2776912" calcext:value-type="float">
            <text:p><text:s text:c="3"/>2,776,912</text:p>
          </table:table-cell>
          <table:table-cell table:style-name="ce34" office:value-type="float" office:value="1375515" calcext:value-type="float">
            <text:p><text:s text:c="3"/>1,375,515</text:p>
          </table:table-cell>
          <table:table-cell table:style-name="ce34" office:value-type="float" office:value="1401397" calcext:value-type="float">
            <text:p><text:s text:c="3"/>1,401,397</text:p>
          </table:table-cell>
          <table:table-cell table:style-name="ce55" office:value-type="float" office:value="98.15" calcext:value-type="float">
            <text:p>98.15</text:p>
          </table:table-cell>
          <table:table-cell table:style-name="ce55" office:value-type="float" office:value="940.74" calcext:value-type="float">
            <text:p>940.74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1" calcext:value-type="float">
            <text:p><text:s text:c="3"/>3,541</text:p>
          </table:table-cell>
          <table:table-cell table:style-name="ce34" office:value-type="float" office:value="58736" calcext:value-type="float">
            <text:p><text:s text:c="3"/>58,736</text:p>
          </table:table-cell>
          <table:table-cell table:style-name="ce34" office:value-type="float" office:value="2486938" calcext:value-type="float">
            <text:p><text:s text:c="3"/>2,486,938</text:p>
          </table:table-cell>
          <table:table-cell table:style-name="ce34" office:value-type="float" office:value="7112424" calcext:value-type="float">
            <text:p><text:s text:c="3"/>7,112,424</text:p>
          </table:table-cell>
          <table:table-cell table:style-name="ce34" office:value-type="float" office:value="3626698" calcext:value-type="float">
            <text:p><text:s text:c="3"/>3,626,698</text:p>
          </table:table-cell>
          <table:table-cell table:style-name="ce34" office:value-type="float" office:value="3485726" calcext:value-type="float">
            <text:p><text:s text:c="3"/>3,485,726</text:p>
          </table:table-cell>
          <table:table-cell table:style-name="ce55" office:value-type="float" office:value="104.04" calcext:value-type="float">
            <text:p>104.04</text:p>
          </table:table-cell>
          <table:table-cell table:style-name="ce55" office:value-type="float" office:value="283.25" calcext:value-type="float">
            <text:p>283.25</text:p>
          </table:table-cell>
          <table:table-cell table:style-name="ce70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1" calcext:value-type="float">
            <text:p><text:s text:c="3"/>3,661</text:p>
          </table:table-cell>
          <table:table-cell table:style-name="ce35" office:value-type="float" office:value="168589" calcext:value-type="float">
            <text:p><text:s text:c="3"/>168,589</text:p>
          </table:table-cell>
          <table:table-cell table:style-name="ce35" office:value-type="float" office:value="456607" calcext:value-type="float">
            <text:p><text:s text:c="3"/>456,607</text:p>
          </table:table-cell>
          <table:table-cell table:style-name="ce35" office:value-type="float" office:value="230976" calcext:value-type="float">
            <text:p><text:s text:c="3"/>230,976</text:p>
          </table:table-cell>
          <table:table-cell table:style-name="ce35" office:value-type="float" office:value="225631" calcext:value-type="float">
            <text:p><text:s text:c="3"/>225,631</text:p>
          </table:table-cell>
          <table:table-cell table:style-name="ce56" office:value-type="float" office:value="102.37" calcext:value-type="float">
            <text:p>102.37</text:p>
          </table:table-cell>
          <table:table-cell table:style-name="ce56" office:value-type="float" office:value="213.01" calcext:value-type="float">
            <text:p>213.01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71" calcext:value-type="float">
            <text:p><text:s text:c="3"/>3,271</text:p>
          </table:table-cell>
          <table:table-cell table:style-name="ce35" office:value-type="float" office:value="191171" calcext:value-type="float">
            <text:p><text:s text:c="3"/>191,171</text:p>
          </table:table-cell>
          <table:table-cell table:style-name="ce35" office:value-type="float" office:value="552169" calcext:value-type="float">
            <text:p><text:s text:c="3"/>552,169</text:p>
          </table:table-cell>
          <table:table-cell table:style-name="ce35" office:value-type="float" office:value="282073" calcext:value-type="float">
            <text:p><text:s text:c="3"/>282,073</text:p>
          </table:table-cell>
          <table:table-cell table:style-name="ce35" office:value-type="float" office:value="270096" calcext:value-type="float">
            <text:p><text:s text:c="3"/>270,096</text:p>
          </table:table-cell>
          <table:table-cell table:style-name="ce56" office:value-type="float" office:value="104.43" calcext:value-type="float">
            <text:p>104.43</text:p>
          </table:table-cell>
          <table:table-cell table:style-name="ce56" office:value-type="float" office:value="386.8" calcext:value-type="float">
            <text:p>386.80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4" calcext:value-type="float">
            <text:p><text:s text:c="3"/>274</text:p>
          </table:table-cell>
          <table:table-cell table:style-name="ce35" office:value-type="float" office:value="4654" calcext:value-type="float">
            <text:p><text:s text:c="3"/>4,654</text:p>
          </table:table-cell>
          <table:table-cell table:style-name="ce35" office:value-type="float" office:value="187846" calcext:value-type="float">
            <text:p><text:s text:c="3"/>187,846</text:p>
          </table:table-cell>
          <table:table-cell table:style-name="ce35" office:value-type="float" office:value="553807" calcext:value-type="float">
            <text:p><text:s text:c="3"/>553,807</text:p>
          </table:table-cell>
          <table:table-cell table:style-name="ce35" office:value-type="float" office:value="285844" calcext:value-type="float">
            <text:p><text:s text:c="3"/>285,844</text:p>
          </table:table-cell>
          <table:table-cell table:style-name="ce35" office:value-type="float" office:value="267963" calcext:value-type="float">
            <text:p><text:s text:c="3"/>267,963</text:p>
          </table:table-cell>
          <table:table-cell table:style-name="ce56" office:value-type="float" office:value="106.67" calcext:value-type="float">
            <text:p>106.67</text:p>
          </table:table-cell>
          <table:table-cell table:style-name="ce56" office:value-type="float" office:value="304.24" calcext:value-type="float">
            <text:p>304.24</text:p>
          </table:table-cell>
          <table:table-cell table:style-name="ce71" office:value-type="float" office:value="2.95" calcext:value-type="float">
            <text:p>2.9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7166" calcext:value-type="float">
            <text:p><text:s text:c="3"/>387,166</text:p>
          </table:table-cell>
          <table:table-cell table:style-name="ce35" office:value-type="float" office:value="1282458" calcext:value-type="float">
            <text:p><text:s text:c="3"/>1,282,458</text:p>
          </table:table-cell>
          <table:table-cell table:style-name="ce35" office:value-type="float" office:value="653646" calcext:value-type="float">
            <text:p><text:s text:c="3"/>653,646</text:p>
          </table:table-cell>
          <table:table-cell table:style-name="ce35" office:value-type="float" office:value="628812" calcext:value-type="float">
            <text:p><text:s text:c="3"/>628,812</text:p>
          </table:table-cell>
          <table:table-cell table:style-name="ce56" office:value-type="float" office:value="103.95" calcext:value-type="float">
            <text:p>103.95</text:p>
          </table:table-cell>
          <table:table-cell table:style-name="ce56" office:value-type="float" office:value="1193.65" calcext:value-type="float">
            <text:p>1,193.65</text:p>
          </table:table-cell>
          <table:table-cell table:style-name="ce71" office:value-type="float" office:value="3.31" calcext:value-type="float">
            <text:p>3.3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0" calcext:value-type="float">
            <text:p><text:s text:c="3"/>4,270</text:p>
          </table:table-cell>
          <table:table-cell table:style-name="ce35" office:value-type="float" office:value="178012" calcext:value-type="float">
            <text:p><text:s text:c="3"/>178,012</text:p>
          </table:table-cell>
          <table:table-cell table:style-name="ce35" office:value-type="float" office:value="501051" calcext:value-type="float">
            <text:p><text:s text:c="3"/>501,051</text:p>
          </table:table-cell>
          <table:table-cell table:style-name="ce35" office:value-type="float" office:value="256732" calcext:value-type="float">
            <text:p><text:s text:c="3"/>256,732</text:p>
          </table:table-cell>
          <table:table-cell table:style-name="ce35" office:value-type="float" office:value="244319" calcext:value-type="float">
            <text:p><text:s text:c="3"/>244,319</text:p>
          </table:table-cell>
          <table:table-cell table:style-name="ce56" office:value-type="float" office:value="105.08" calcext:value-type="float">
            <text:p>105.08</text:p>
          </table:table-cell>
          <table:table-cell table:style-name="ce56" office:value-type="float" office:value="122.02" calcext:value-type="float">
            <text:p>122.02</text:p>
          </table:table-cell>
          <table:table-cell table:style-name="ce71" office:value-type="float" office:value="2.81" calcext:value-type="float">
            <text:p>2.8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6426" calcext:value-type="float">
            <text:p><text:s text:c="3"/>6,426</text:p>
          </table:table-cell>
          <table:table-cell table:style-name="ce35" office:value-type="float" office:value="240290" calcext:value-type="float">
            <text:p><text:s text:c="3"/>240,290</text:p>
          </table:table-cell>
          <table:table-cell table:style-name="ce35" office:value-type="float" office:value="690373" calcext:value-type="float">
            <text:p><text:s text:c="3"/>690,373</text:p>
          </table:table-cell>
          <table:table-cell table:style-name="ce35" office:value-type="float" office:value="358179" calcext:value-type="float">
            <text:p><text:s text:c="3"/>358,179</text:p>
          </table:table-cell>
          <table:table-cell table:style-name="ce35" office:value-type="float" office:value="332194" calcext:value-type="float">
            <text:p><text:s text:c="3"/>332,194</text:p>
          </table:table-cell>
          <table:table-cell table:style-name="ce56" office:value-type="float" office:value="107.82" calcext:value-type="float">
            <text:p>107.82</text:p>
          </table:table-cell>
          <table:table-cell table:style-name="ce56" office:value-type="float" office:value="534.83" calcext:value-type="float">
            <text:p>534.83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36" calcext:value-type="float">
            <text:p><text:s text:c="3"/>5,336</text:p>
          </table:table-cell>
          <table:table-cell table:style-name="ce35" office:value-type="float" office:value="182890" calcext:value-type="float">
            <text:p><text:s text:c="3"/>182,890</text:p>
          </table:table-cell>
          <table:table-cell table:style-name="ce35" office:value-type="float" office:value="511182" calcext:value-type="float">
            <text:p><text:s text:c="3"/>511,182</text:p>
          </table:table-cell>
          <table:table-cell table:style-name="ce35" office:value-type="float" office:value="265882" calcext:value-type="float">
            <text:p><text:s text:c="3"/>265,882</text:p>
          </table:table-cell>
          <table:table-cell table:style-name="ce35" office:value-type="float" office:value="245300" calcext:value-type="float">
            <text:p><text:s text:c="3"/>245,300</text:p>
          </table:table-cell>
          <table:table-cell table:style-name="ce56" office:value-type="float" office:value="108.39" calcext:value-type="float">
            <text:p>108.39</text:p>
          </table:table-cell>
          <table:table-cell table:style-name="ce56" office:value-type="float" office:value="268.53" calcext:value-type="float">
            <text:p>268.53</text:p>
          </table:table-cell>
          <table:table-cell table:style-name="ce71" office:value-type="float" office:value="2.8" calcext:value-type="float">
            <text:p>2.8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400" calcext:value-type="float">
            <text:p><text:s text:c="3"/>7,400</text:p>
          </table:table-cell>
          <table:table-cell table:style-name="ce35" office:value-type="float" office:value="286844" calcext:value-type="float">
            <text:p><text:s text:c="3"/>286,844</text:p>
          </table:table-cell>
          <table:table-cell table:style-name="ce35" office:value-type="float" office:value="829939" calcext:value-type="float">
            <text:p><text:s text:c="3"/>829,939</text:p>
          </table:table-cell>
          <table:table-cell table:style-name="ce35" office:value-type="float" office:value="424486" calcext:value-type="float">
            <text:p><text:s text:c="3"/>424,486</text:p>
          </table:table-cell>
          <table:table-cell table:style-name="ce35" office:value-type="float" office:value="405453" calcext:value-type="float">
            <text:p><text:s text:c="3"/>405,453</text:p>
          </table:table-cell>
          <table:table-cell table:style-name="ce56" office:value-type="float" office:value="104.69" calcext:value-type="float">
            <text:p>104.69</text:p>
          </table:table-cell>
          <table:table-cell table:style-name="ce56" office:value-type="float" office:value="299.01" calcext:value-type="float">
            <text:p>299.01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69" calcext:value-type="float">
            <text:p><text:s text:c="3"/>82,869</text:p>
          </table:table-cell>
          <table:table-cell table:style-name="ce35" office:value-type="float" office:value="219540" calcext:value-type="float">
            <text:p><text:s text:c="3"/>219,540</text:p>
          </table:table-cell>
          <table:table-cell table:style-name="ce35" office:value-type="float" office:value="113378" calcext:value-type="float">
            <text:p><text:s text:c="3"/>113,378</text:p>
          </table:table-cell>
          <table:table-cell table:style-name="ce35" office:value-type="float" office:value="106162" calcext:value-type="float">
            <text:p><text:s text:c="3"/>106,162</text:p>
          </table:table-cell>
          <table:table-cell table:style-name="ce56" office:value-type="float" office:value="106.8" calcext:value-type="float">
            <text:p>106.80</text:p>
          </table:table-cell>
          <table:table-cell table:style-name="ce56" office:value-type="float" office:value="62.45" calcext:value-type="float">
            <text:p>62.45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90" calcext:value-type="float">
            <text:p><text:s text:c="3"/>3,590</text:p>
          </table:table-cell>
          <table:table-cell table:style-name="ce35" office:value-type="float" office:value="125936" calcext:value-type="float">
            <text:p><text:s text:c="3"/>125,936</text:p>
          </table:table-cell>
          <table:table-cell table:style-name="ce35" office:value-type="float" office:value="329237" calcext:value-type="float">
            <text:p><text:s text:c="3"/>329,237</text:p>
          </table:table-cell>
          <table:table-cell table:style-name="ce35" office:value-type="float" office:value="167179" calcext:value-type="float">
            <text:p><text:s text:c="3"/>167,179</text:p>
          </table:table-cell>
          <table:table-cell table:style-name="ce35" office:value-type="float" office:value="162058" calcext:value-type="float">
            <text:p><text:s text:c="3"/>162,058</text:p>
          </table:table-cell>
          <table:table-cell table:style-name="ce56" office:value-type="float" office:value="103.16" calcext:value-type="float">
            <text:p>103.16</text:p>
          </table:table-cell>
          <table:table-cell table:style-name="ce56" office:value-type="float" office:value="71.13" calcext:value-type="float">
            <text:p>71.13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39938" calcext:value-type="float">
            <text:p><text:s text:c="3"/>39,938</text:p>
          </table:table-cell>
          <table:table-cell table:style-name="ce35" office:value-type="float" office:value="104073" calcext:value-type="float">
            <text:p><text:s text:c="3"/>104,073</text:p>
          </table:table-cell>
          <table:table-cell table:style-name="ce35" office:value-type="float" office:value="53648" calcext:value-type="float">
            <text:p><text:s text:c="3"/>53,648</text:p>
          </table:table-cell>
          <table:table-cell table:style-name="ce35" office:value-type="float" office:value="50425" calcext:value-type="float">
            <text:p><text:s text:c="3"/>50,425</text:p>
          </table:table-cell>
          <table:table-cell table:style-name="ce56" office:value-type="float" office:value="106.39" calcext:value-type="float">
            <text:p>106.39</text:p>
          </table:table-cell>
          <table:table-cell table:style-name="ce56" office:value-type="float" office:value="820.35" calcext:value-type="float">
            <text:p>820.35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19" calcext:value-type="float">
            <text:p><text:s text:c="3"/>3,319</text:p>
          </table:table-cell>
          <table:table-cell table:style-name="ce35" office:value-type="float" office:value="152781" calcext:value-type="float">
            <text:p><text:s text:c="3"/>152,781</text:p>
          </table:table-cell>
          <table:table-cell table:style-name="ce35" office:value-type="float" office:value="371458" calcext:value-type="float">
            <text:p><text:s text:c="3"/>371,458</text:p>
          </table:table-cell>
          <table:table-cell table:style-name="ce35" office:value-type="float" office:value="185870" calcext:value-type="float">
            <text:p><text:s text:c="3"/>185,870</text:p>
          </table:table-cell>
          <table:table-cell table:style-name="ce35" office:value-type="float" office:value="185588" calcext:value-type="float">
            <text:p><text:s text:c="3"/>185,588</text:p>
          </table:table-cell>
          <table:table-cell table:style-name="ce56" office:value-type="float" office:value="100.15" calcext:value-type="float">
            <text:p>100.15</text:p>
          </table:table-cell>
          <table:table-cell table:style-name="ce56" office:value-type="float" office:value="2797.99" calcext:value-type="float">
            <text:p>2,797.99</text:p>
          </table:table-cell>
          <table:table-cell table:style-name="ce71" office:value-type="float" office:value="2.43" calcext:value-type="float">
            <text:p>2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5" calcext:value-type="float">
            <text:p><text:s text:c="3"/>2,185</text:p>
          </table:table-cell>
          <table:table-cell table:style-name="ce35" office:value-type="float" office:value="163130" calcext:value-type="float">
            <text:p><text:s text:c="3"/>163,130</text:p>
          </table:table-cell>
          <table:table-cell table:style-name="ce35" office:value-type="float" office:value="441132" calcext:value-type="float">
            <text:p><text:s text:c="3"/>441,132</text:p>
          </table:table-cell>
          <table:table-cell table:style-name="ce35" office:value-type="float" office:value="217831" calcext:value-type="float">
            <text:p><text:s text:c="3"/>217,831</text:p>
          </table:table-cell>
          <table:table-cell table:style-name="ce35" office:value-type="float" office:value="223301" calcext:value-type="float">
            <text:p><text:s text:c="3"/>223,301</text:p>
          </table:table-cell>
          <table:table-cell table:style-name="ce56" office:value-type="float" office:value="97.55" calcext:value-type="float">
            <text:p>97.55</text:p>
          </table:table-cell>
          <table:table-cell table:style-name="ce56" office:value-type="float" office:value="4235.44" calcext:value-type="float">
            <text:p>4,235.44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1" calcext:value-type="float">
            <text:p><text:s text:c="3"/>1,381</text:p>
          </table:table-cell>
          <table:table-cell table:style-name="ce35" office:value-type="float" office:value="99476" calcext:value-type="float">
            <text:p><text:s text:c="3"/>99,476</text:p>
          </table:table-cell>
          <table:table-cell table:style-name="ce35" office:value-type="float" office:value="269398" calcext:value-type="float">
            <text:p><text:s text:c="3"/>269,398</text:p>
          </table:table-cell>
          <table:table-cell table:style-name="ce35" office:value-type="float" office:value="130974" calcext:value-type="float">
            <text:p><text:s text:c="3"/>130,974</text:p>
          </table:table-cell>
          <table:table-cell table:style-name="ce35" office:value-type="float" office:value="138424" calcext:value-type="float">
            <text:p><text:s text:c="3"/>138,424</text:p>
          </table:table-cell>
          <table:table-cell table:style-name="ce56" office:value-type="float" office:value="94.62" calcext:value-type="float">
            <text:p>94.62</text:p>
          </table:table-cell>
          <table:table-cell table:style-name="ce56" office:value-type="float" office:value="4488.05" calcext:value-type="float">
            <text:p>4,488.05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2777" calcext:value-type="float">
            <text:p><text:s text:c="3"/>42,777</text:p>
          </table:table-cell>
          <table:table-cell table:style-name="ce34" office:value-type="float" office:value="150336" calcext:value-type="float">
            <text:p><text:s text:c="3"/>150,336</text:p>
          </table:table-cell>
          <table:table-cell table:style-name="ce34" office:value-type="float" office:value="76071" calcext:value-type="float">
            <text:p><text:s text:c="3"/>76,071</text:p>
          </table:table-cell>
          <table:table-cell table:style-name="ce34" office:value-type="float" office:value="74265" calcext:value-type="float">
            <text:p><text:s text:c="3"/>74,265</text:p>
          </table:table-cell>
          <table:table-cell table:style-name="ce55" office:value-type="float" office:value="102.43" calcext:value-type="float">
            <text:p>102.43</text:p>
          </table:table-cell>
          <table:table-cell table:style-name="ce55" office:value-type="float" office:value="833.09" calcext:value-type="float">
            <text:p>833.09</text:p>
          </table:table-cell>
          <table:table-cell table:style-name="ce70" office:value-type="float" office:value="3.51" calcext:value-type="float">
            <text:p>3.5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39923" calcext:value-type="float">
            <text:p><text:s text:c="3"/>39,923</text:p>
          </table:table-cell>
          <table:table-cell table:style-name="ce35" office:value-type="float" office:value="137456" calcext:value-type="float">
            <text:p><text:s text:c="3"/>137,456</text:p>
          </table:table-cell>
          <table:table-cell table:style-name="ce35" office:value-type="float" office:value="68722" calcext:value-type="float">
            <text:p><text:s text:c="3"/>68,722</text:p>
          </table:table-cell>
          <table:table-cell table:style-name="ce35" office:value-type="float" office:value="68734" calcext:value-type="float">
            <text:p><text:s text:c="3"/>68,734</text:p>
          </table:table-cell>
          <table:table-cell table:style-name="ce56" office:value-type="float" office:value="99.98" calcext:value-type="float">
            <text:p>99.98</text:p>
          </table:table-cell>
          <table:table-cell table:style-name="ce56" office:value-type="float" office:value="906.37" calcext:value-type="float">
            <text:p>906.37</text:p>
          </table:table-cell>
          <table:table-cell table:style-name="ce71" office:value-type="float" office:value="3.44" calcext:value-type="float">
            <text:p>3.4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854" calcext:value-type="float">
            <text:p><text:s text:c="3"/>2,854</text:p>
          </table:table-cell>
          <table:table-cell table:style-name="ce35" office:value-type="float" office:value="12880" calcext:value-type="float">
            <text:p><text:s text:c="3"/>12,880</text:p>
          </table:table-cell>
          <table:table-cell table:style-name="ce35" office:value-type="float" office:value="7349" calcext:value-type="float">
            <text:p><text:s text:c="3"/>7,349</text:p>
          </table:table-cell>
          <table:table-cell table:style-name="ce35" office:value-type="float" office:value="5531" calcext:value-type="float">
            <text:p><text:s text:c="3"/>5,531</text:p>
          </table:table-cell>
          <table:table-cell table:style-name="ce56" office:value-type="float" office:value="132.87" calcext:value-type="float">
            <text:p>132.87</text:p>
          </table:table-cell>
          <table:table-cell table:style-name="ce56" office:value-type="float" office:value="447.22" calcext:value-type="float">
            <text:p>447.22</text:p>
          </table:table-cell>
          <table:table-cell table:style-name="ce71" office:value-type="float" office:value="4.51" calcext:value-type="float">
            <text:p>4.51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1月3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789" meta:object-count="0"/>
    <meta:generator>LibreOffice/5.0.6.2$Linux_X86_64 LibreOffice_project/00$Build-2</meta:generator>
  </office:meta>
</office:document-meta>
</file>